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aa78" officeooo:paragraph-rsid="0006aa78"/>
    </style:style>
    <style:style style:name="P2" style:family="paragraph" style:parent-style-name="Standard">
      <style:text-properties officeooo:rsid="000728c1" officeooo:paragraph-rsid="000728c1"/>
    </style:style>
    <style:style style:name="P3" style:family="paragraph" style:parent-style-name="Standard">
      <style:text-properties officeooo:rsid="000728c1" officeooo:paragraph-rsid="0008248a"/>
    </style:style>
    <style:style style:name="P4" style:family="paragraph" style:parent-style-name="Standard">
      <style:text-properties officeooo:rsid="000728c1" officeooo:paragraph-rsid="000855ae"/>
    </style:style>
    <style:style style:name="P5" style:family="paragraph" style:parent-style-name="Standard">
      <style:text-properties fo:color="#2a6099" officeooo:rsid="000728c1" officeooo:paragraph-rsid="000728c1"/>
    </style:style>
    <style:style style:name="P6" style:family="paragraph" style:parent-style-name="Standard">
      <style:text-properties fo:color="#2a6099" officeooo:rsid="000728c1" officeooo:paragraph-rsid="000855ae"/>
    </style:style>
    <style:style style:name="P7" style:family="paragraph" style:parent-style-name="Standard">
      <style:text-properties fo:color="#2a6099" officeooo:rsid="000728c1" officeooo:paragraph-rsid="0008248a"/>
    </style:style>
    <style:style style:name="P8" style:family="paragraph" style:parent-style-name="Standard">
      <style:text-properties fo:color="#2a6099" officeooo:rsid="0006aa78" officeooo:paragraph-rsid="0006aa78"/>
    </style:style>
    <style:style style:name="P9" style:family="paragraph" style:parent-style-name="Standard">
      <style:text-properties fo:color="#2a6099" officeooo:rsid="0008248a" officeooo:paragraph-rsid="0008248a"/>
    </style:style>
    <style:style style:name="P10" style:family="paragraph" style:parent-style-name="Standard">
      <style:text-properties fo:color="#2a6099" officeooo:rsid="00091af1" officeooo:paragraph-rsid="00091af1"/>
    </style:style>
    <style:style style:name="P11" style:family="paragraph" style:parent-style-name="Standard">
      <style:text-properties fo:color="#2a6099" officeooo:rsid="000855ae" officeooo:paragraph-rsid="000855ae"/>
    </style:style>
    <style:style style:name="P12" style:family="paragraph" style:parent-style-name="Standard">
      <style:text-properties fo:color="#2a6099" officeooo:rsid="00245575" officeooo:paragraph-rsid="00091af1"/>
    </style:style>
    <style:style style:name="P13" style:family="paragraph" style:parent-style-name="Standard">
      <style:text-properties fo:color="#2a6099" officeooo:rsid="002804c7" officeooo:paragraph-rsid="00091af1"/>
    </style:style>
    <style:style style:name="P14" style:family="paragraph" style:parent-style-name="Standard">
      <style:text-properties officeooo:rsid="000855ae" officeooo:paragraph-rsid="000855ae"/>
    </style:style>
    <style:style style:name="P15" style:family="paragraph" style:parent-style-name="Standard">
      <style:text-properties officeooo:rsid="00091af1" officeooo:paragraph-rsid="000855ae"/>
    </style:style>
    <style:style style:name="P16" style:family="paragraph" style:parent-style-name="Standard">
      <style:text-properties officeooo:rsid="00091af1" officeooo:paragraph-rsid="00091af1"/>
    </style:style>
    <style:style style:name="P17" style:family="paragraph" style:parent-style-name="Standard">
      <style:text-properties fo:font-weight="bold" officeooo:rsid="0006aa78" officeooo:paragraph-rsid="0006aa78" style:font-weight-asian="bold" style:font-weight-complex="bold"/>
    </style:style>
    <style:style style:name="P18" style:family="paragraph" style:parent-style-name="Standard">
      <style:text-properties fo:font-weight="bold" officeooo:rsid="000728c1" officeooo:paragraph-rsid="000728c1" style:font-weight-asian="bold" style:font-weight-complex="bold"/>
    </style:style>
    <style:style style:name="P19" style:family="paragraph" style:parent-style-name="Standard">
      <style:text-properties fo:font-weight="bold" officeooo:rsid="000728c1" officeooo:paragraph-rsid="0008248a" style:font-weight-asian="bold" style:font-weight-complex="bold"/>
    </style:style>
    <style:style style:name="P20" style:family="paragraph" style:parent-style-name="Standard">
      <style:text-properties fo:font-weight="bold" officeooo:rsid="000728c1" officeooo:paragraph-rsid="000855ae" style:font-weight-asian="bold" style:font-weight-complex="bold"/>
    </style:style>
    <style:style style:name="P21" style:family="paragraph" style:parent-style-name="Standard">
      <style:text-properties fo:font-weight="bold" officeooo:paragraph-rsid="000728c1" style:font-weight-asian="bold" style:font-weight-complex="bold"/>
    </style:style>
    <style:style style:name="P22" style:family="paragraph" style:parent-style-name="Standard">
      <style:text-properties fo:font-weight="bold" officeooo:rsid="00091af1" officeooo:paragraph-rsid="00091af1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091af1" officeooo:paragraph-rsid="00091af1" style:font-weight-asian="bold" style:font-weight-complex="bold"/>
    </style:style>
    <style:style style:name="T1" style:family="text">
      <style:text-properties officeooo:rsid="000728c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a6099"/>
    </style:style>
    <style:style style:name="T4" style:family="text">
      <style:text-properties fo:color="#2a6099" officeooo:rsid="000855ae"/>
    </style:style>
    <style:style style:name="T5" style:family="text">
      <style:text-properties officeooo:rsid="00095f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ma 2:</text:p>
      <text:p text:style-name="P1"/>
      <text:p text:style-name="P17">1. Describe las funciones del administrador de la base de datos.</text:p>
      <text:p text:style-name="P1"/>
      <text:p text:style-name="P8">Se encargan de instalar, gestionar y configurar las bases de datos, dar soporte a los diferentes equipos y garantizar diferentes aspectos necesarios en las bases de datos entre otros.</text:p>
      <text:p text:style-name="P1"/>
      <text:p text:style-name="P17">2. ¿Qué tipos de diseñadores se pueden distinguir en un sistema de bases de datos y cúales son sus responsabilidad?</text:p>
      <text:p text:style-name="P1"/>
      <text:p text:style-name="P8">Diseñadores físicos: determinan que tipos de datos han de estar en la base de datos y conseguir plasmar el punto de vista.</text:p>
      <text:p text:style-name="P8">Diseñadores <text:span text:style-name="T1">físicos</text:span>: transforman las estructuras lógicas en estructuras físicas.</text:p>
      <text:p text:style-name="P1"/>
      <text:p text:style-name="P18">3. ¿qué diferencia existen entre las funciones de manipulación y descripción?</text:p>
      <text:p text:style-name="P2"/>
      <text:p text:style-name="P5">La manipulación modifica los datos y la <text:span text:style-name="T5">descripción</text:span> añade información.</text:p>
      <text:p text:style-name="P2"/>
      <text:p text:style-name="P18">4.¿qué tipo de usuarios que interaccionan con una BD?</text:p>
      <text:p text:style-name="P2"/>
      <text:p text:style-name="P5">-Usuarios finales entre los que se encuentran los habituales y los esporádicos.</text:p>
      <text:p text:style-name="P5">-Usuarios informáticos, en el que se encuentran los diseñadores tanto lógicos como físicos, los administradores y los analistas.</text:p>
      <text:p text:style-name="P5"/>
      <text:p text:style-name="P21"><text:span text:style-name="T1">5. Indica que es un lenguaje huésped, un lenguaje anfitrión y un lenguaje autocontenido.</text:span></text:p>
      <text:p text:style-name="P2"/>
      <text:p text:style-name="P5"><text:span text:style-name="T2">Huésped:</text:span> se ocupa de la manipulación física de los datos, se llama huésped porque suele estar alojado en algún otro lenguaje de programación de propósito general.</text:p>
      <text:p text:style-name="P5"/>
      <text:p text:style-name="P5"><text:span text:style-name="T2">Anfitrión:</text:span> se ocupa de la manipulación física de los datos. El lenguaje anfitrión es independiente, es el lenguaje principal a partir del cual se desarrolla la actividad necesaria con la base de datos.</text:p>
      <text:p text:style-name="P5"/>
      <text:p text:style-name="P5"><text:span text:style-name="T2">Autocontenido:</text:span> suelen incluir no solo los medios de manipulación, sino también facilidades para describir los datos que se desea recuperar o actualizar.</text:p>
      <text:p text:style-name="P2"/>
      <text:p text:style-name="P19">6. ¿Cuáles deben ser las características más importantes de un lenguaje orientado a usuarios finales? ¿Y a programadores?</text:p>
      <text:p text:style-name="P3"/>
      <text:p text:style-name="P9">Permitir una vista mas centralizada y clara de los datos para que sean accedidos de la mejor manera posible. Se encargan de gestionar adecuadamente los datos, evitando a los usuarios o programadores tener que entender donde se encuentran los datos.</text:p>
      <text:p text:style-name="P9"/>
      <text:p text:style-name="P9">Los usuarios requieren de los medios básicos para comunicarse con la base SGBD para poder encontrar con facilidad los datos.</text:p>
      <text:p text:style-name="P7"/>
      <text:p text:style-name="P20">7. Expón las diferencias entre un lenguaje navegacional y uno de especificación.</text:p>
      <text:p text:style-name="P4"/>
      <text:p text:style-name="P11">El lenguaje navegacional recupera o actualiza los datos registro a registro y es el programador quien indica el camino que se ha de recorrer, a trves de la estructura definida, hasta llegar al registro <text:soft-page-break/>buscado. Mientras que el lenguaje de especificación da lugar a la recuperación de actualizando el conjunto de registros que cumpla el criterio de selección especificado.</text:p>
      <text:p text:style-name="P4"/>
      <text:p text:style-name="P4"/>
      <text:p text:style-name="P20">8. ¿Para qué sirve el área de comunicaciones en un programa que accede a una base de datos?</text:p>
      <text:p text:style-name="P4"/>
      <text:p text:style-name="P11">Sirve para indicar si la operación fue exitosa o no.</text:p>
      <text:p text:style-name="P4"/>
      <text:p text:style-name="P20">9. Di si son ciertas y por qué las siguientes sentencias:</text:p>
      <text:p text:style-name="P4">a. Los lenguajes huésped son más propios de los usuarios finales que los autocontenidos. <text:span text:style-name="T4">falso</text:span></text:p>
      <text:p text:style-name="P4">b. Un lenguaje anfitrión ha de estar siempre embebido en un lenguaje de programación. <text:span text:style-name="T4">falso</text:span></text:p>
      <text:p text:style-name="P4">c. El LDD puede ser tanto de tipo huésped como autocontenido. <text:span text:style-name="T4">falso</text:span></text:p>
      <text:p text:style-name="P4">d. El LMD puede ser tanto de tipo huésped como autocontenido. <text:span text:style-name="T4">verdadero</text:span></text:p>
      <text:p text:style-name="P4">e. Tanto el acceso a un fichero como a una base de datos se apoya en los métodos de acceso del sistema operativo. <text:span text:style-name="T4">Verdadero</text:span></text:p>
      <text:p text:style-name="P4"/>
      <text:p text:style-name="P20">10. ¿Qué debe permitir especificar el lenguaje de definición de la estructura conceptual (lógica global)?</text:p>
      <text:p text:style-name="P4"/>
      <text:p text:style-name="P20">11. ¿Qué elementos se almacenan en el Diccionario de Datos?</text:p>
      <text:p text:style-name="P4"/>
      <text:p text:style-name="P11">En un diccionario de datos se encuentra la lista de todos los elementos que forman parte del flujo de datos en todo el sistema</text:p>
      <text:p text:style-name="P14"/>
      <text:p text:style-name="P20">12. ¿Qué ventajas y/o que inconvenientes puede tener separar la descripción lógica y física de los datos?</text:p>
      <text:p text:style-name="P10">La independencia en la descripción y la independencia en la manipulación.</text:p>
      <text:p text:style-name="P4"/>
      <text:p text:style-name="P20">13.Los términos “Abstracción de la información”, ”Independencia”, ”Redundancia Mínima”, ”Consistencia”, ”Seguridad”, ”Integridad”, ”Respaldo y Recuperación”, ”Control de la Concurrencia” y “Tiempo de Respuesta” ¿Qué relación existe entre ellos? </text:p>
      <text:p text:style-name="P4"/>
      <text:p text:style-name="P10">Son los términos que debe tener un SGBD.</text:p>
      <text:p text:style-name="P4"/>
      <text:p text:style-name="P4"/>
      <text:p text:style-name="P20">14. La modificación de los datos de un registro de la base de datos ¿qué función de la base de datos lo realiza y que tipo de lenguaje tiene asociado?</text:p>
      <text:p text:style-name="P4"/>
      <text:p text:style-name="P10">Función de manipulación, y el lenguaje es autocontenido o huésped.</text:p>
      <text:p text:style-name="P10"/>
      <text:p text:style-name="P20">15. ¿Por qué un lenguaje de definición de datos es normalmente autocontenido?</text:p>
      <text:p text:style-name="P4"/>
      <text:p text:style-name="P10">Para que no dependa de otro programa para que sea controlado.</text:p>
      <text:p text:style-name="P4"/>
      <text:p text:style-name="P20">16. Compara la forma en que los programas de aplicación acceden a los datos en un sistema de ficheros y en una base de datos.</text:p>
      <text:p text:style-name="P4"/>
      <text:p text:style-name="P10">Los ficheros acceden mediante el sistema operativo y la base de datos a través del SGBD.</text:p>
      <text:p text:style-name="P4"/>
      <text:p text:style-name="P20">17. ¿En qué nivel del SGBD trabajarías si fueras un usuario sin apenas conocimientos de informática?</text:p>
      <text:p text:style-name="P4"/>
      <text:p text:style-name="P10"><text:soft-page-break/>Trabajaría en el nivel externo de la base de datos.</text:p>
      <text:p text:style-name="P4"/>
      <text:p text:style-name="P20">18. ¿Qué busca la independencia físico/lógica?</text:p>
      <text:p text:style-name="P4"/>
      <text:p text:style-name="P6">La separación <text:s/>el almacenamiento físico los datos , y poder cambiar las aplicaciones sin tener que influenciar en el otro elemento.</text:p>
      <text:p text:style-name="P4"/>
      <text:p text:style-name="P4"/>
      <text:p text:style-name="P20">19.Define con tus propias palabras modelo de datos. </text:p>
      <text:p text:style-name="P4"/>
      <text:p text:style-name="P12">Un modelo de datos lo que nos permite es describir las estructuras de datos de la base.</text:p>
      <text:p text:style-name="P4"/>
      <text:p text:style-name="P20">20.Di que entiendes por esquema. </text:p>
      <text:p text:style-name="P4"/>
      <text:p text:style-name="P10">La representación de un modelo de datos.</text:p>
      <text:p text:style-name="P4"/>
      <text:p text:style-name="P20">21.Distingue entre esquema y ocurrencia del esquema. Pon un ejemplo. </text:p>
      <text:p text:style-name="P15"/>
      <text:p text:style-name="P10">Un esquema es la descripción de la estructura de la bd. La ocurrencia son los datos almacenados en el esquema en un determinado momento y que varían.</text:p>
      <text:p text:style-name="P4"/>
      <text:p text:style-name="P20">22. ¿Qué diferencia existe entre el modelo jerárquico y el modelo en red o Codasyl?</text:p>
      <text:p text:style-name="P4"/>
      <text:p text:style-name="P13">El modelo jerárquico es una estructura lineal y el modelo de red se basa en una estructura no lineal.</text:p>
      <text:p text:style-name="P4"/>
      <text:p text:style-name="P20">23. ¿Quién desarrollo y en que año el modelo relacional? GESTIÓN DE BASES DE DATOS</text:p>
      <text:p text:style-name="P4"/>
      <text:p text:style-name="P10">lo desarrollo Edgar Frank “Ted” Codd en 1970.</text:p>
      <text:p text:style-name="P16"/>
      <text:p text:style-name="P22">24. Una empresa te pide consejo para implantar una base de datos de</text:p>
      <text:p text:style-name="P22">direcciones y teléfonos de posibles clientes, con la idea de realizar</text:p>
      <text:p text:style-name="P22">campañas de publicidad. La empresa en cuestión tiene la central en Madrid,</text:p>
      <text:p text:style-name="P22">así como delegaciones en Sevilla (para la zona centro-sur), Valencia (para</text:p>
      <text:p text:style-name="P22">la zona este), Santander (para todo el norte de España) y Santa Cruz de</text:p>
      <text:p text:style-name="P22">Tenerife (para las Islas Canarias). Cada delegación trabajará con la</text:p>
      <text:p text:style-name="P22">información de su zona. Los datos de los posibles clientes se actualizan</text:p>
      <text:p text:style-name="P22">anualmente. Aconseja a la empresa sobre la mejor distribución posible para</text:p>
      <text:p text:style-name="P22">la base de datos, basándote en un razonamiento.</text:p>
      <text:p text:style-name="P16"/>
      <text:p text:style-name="P10">Base de datos distribuida o una base de datos replicada.</text:p>
      <text:p text:style-name="P16"/>
      <text:p text:style-name="P22">25. ¿En qué consiste la arquitectura cliente/servidor?¿Qué beneficios ofrece</text:p>
      <text:p text:style-name="P22">respecto a la forma tradicional de compartir aplicaciones, en la que todo el</text:p>
      <text:p text:style-name="P22">software estaba en el servidor?</text:p>
      <text:p text:style-name="P16"/>
      <text:p text:style-name="P10">Es un modelo de diseño de software en el que las tareas se reparten entre los proveedores de recursos o servicios, llamados servidores, y los demandantes, llamados clientes. Porque se reparten los recursos, mejora la seguridad.</text:p>
      <text:p text:style-name="P16"/>
      <text:p text:style-name="P16"/>
      <text:p text:style-name="P22">26. ¿Qué diferencia existe entre una base de datos sólo distribuida y una base</text:p>
      <text:p text:style-name="P22">de datos replicada?</text:p>
      <text:p text:style-name="P16"><text:soft-page-break/></text:p>
      <text:p text:style-name="P16"/>
      <text:p text:style-name="P16"/>
      <text:p text:style-name="P22">27. Una empresa tiene dos tiendas en dos ciudades muy próximas entre sí.</text:p>
      <text:p text:style-name="P22">¿Cómo distribuirías su base de datos?¿Qué harías, por ejemplo, con el</text:p>
      <text:p text:style-name="P22">fichero de productos?¿Y con el de clientes?</text:p>
      <text:p text:style-name="P16"/>
      <text:p text:style-name="P10">Información distribuida. </text:p>
      <text:p text:style-name="P22"/>
      <text:p text:style-name="P22">28. ¿Qué ventajas e inconvenientes tienen los SGBD Distribuidos?</text:p>
      <text:p text:style-name="P16"/>
      <text:p text:style-name="P10">Pueden dar un mejor servicio a los clientes y una desventaja es que tienen que actualizar los datos en cada uno de los servidores.</text:p>
      <text:p text:style-name="P16"/>
      <text:p text:style-name="P22">29. Los conceptos de Herencia y Polimorfismo ¿a qué modelo de datos</text:p>
      <text:p text:style-name="P22">pertenecen?</text:p>
      <text:p text:style-name="P16"/>
      <text:p text:style-name="P10">Pertenece al modelo de datos orientados</text:p>
      <text:p text:style-name="P16"/>
      <text:p text:style-name="P22">30. Indica y describe brevemente los componentes que componen la estructura</text:p>
      <text:p text:style-name="P22">de un SGBD.</text:p>
      <text:p text:style-name="P23"><text:span text:style-name="T3"/></text:p>
      <text:p text:style-name="P10">-<text:span text:style-name="T5">la arquitectura del sistema, ayuda a aumentar la independencia</text:span></text:p>
      <text:p text:style-name="P10">-<text:span text:style-name="T5">el grado de independencia, se indica cuales son las características que pueden alterarse en cada uno de los niveles sin que influyan en otros.</text:span></text:p>
      <text:p text:style-name="P10">-<text:span text:style-name="T5">fase o etapa que se efectúa la correspondencia o transformación entre los distintos niveles y la vinculación entre niveles.</text:span></text:p>
      <text:p text:style-name="P16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10T17:49:21.698000000</meta:creation-date>
    <dc:date>2022-10-10T18:55:43.789000000</dc:date>
    <meta:editing-duration>PT49S</meta:editing-duration>
    <meta:editing-cycles>1</meta:editing-cycles>
    <meta:document-statistic meta:table-count="0" meta:image-count="0" meta:object-count="0" meta:page-count="4" meta:paragraph-count="85" meta:word-count="1258" meta:character-count="7675" meta:non-whitespace-character-count="6496"/>
    <meta:generator>LibreOffice/6.4.1.2$Windows_X86_64 LibreOffice_project/4d224e95b98b138af42a64d84056446d09082932</meta:generator>
  </office:meta>
</office:document-meta>
</file>